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8" style:family="paragraph" style:parent-style-name="Footnote">
      <style:text-properties style:font-name="Liberation Sans" officeooo:paragraph-rsid="10a68734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0fc0c632"/>
    </style:style>
    <style:style style:name="P65" style:family="paragraph" style:parent-style-name="Standard">
      <style:text-properties officeooo:paragraph-rsid="0fc21b80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db91b2"/>
    </style:style>
    <style:style style:name="P69" style:family="paragraph" style:parent-style-name="Standard">
      <style:text-properties officeooo:rsid="0dde9a1c" officeooo:paragraph-rsid="0fdc0816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1" style:family="paragraph" style:parent-style-name="Standard">
      <style:text-properties officeooo:rsid="0dde9a1c" officeooo:paragraph-rsid="10899d06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8b815"/>
    </style:style>
    <style:style style:name="P74" style:family="paragraph" style:parent-style-name="Standard">
      <style:text-properties officeooo:paragraph-rsid="0fce858d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d0b68a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officeooo:paragraph-rsid="0fd655f2"/>
    </style:style>
    <style:style style:name="P79" style:family="paragraph" style:parent-style-name="Standard">
      <style:text-properties officeooo:paragraph-rsid="0ff397b4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0ff658a1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e03342d"/>
    </style:style>
    <style:style style:name="P86" style:family="paragraph" style:parent-style-name="Standard">
      <style:paragraph-properties fo:text-align="center" style:justify-single-word="false"/>
      <style:text-properties officeooo:paragraph-rsid="0d8c21b9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82f1b0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0fd58c4e"/>
    </style:style>
    <style:style style:name="P92" style:family="paragraph" style:parent-style-name="Standard">
      <style:paragraph-properties fo:text-align="center" style:justify-single-word="false"/>
      <style:text-properties officeooo:paragraph-rsid="0e0bda5c"/>
    </style:style>
    <style:style style:name="P93" style:family="paragraph" style:parent-style-name="Standard">
      <style:paragraph-properties fo:text-align="center" style:justify-single-word="false"/>
      <style:text-properties officeooo:paragraph-rsid="10178c94"/>
    </style:style>
    <style:style style:name="P94" style:family="paragraph" style:parent-style-name="Standard">
      <style:paragraph-properties fo:text-align="center" style:justify-single-word="false"/>
      <style:text-properties officeooo:paragraph-rsid="1035cc54"/>
    </style:style>
    <style:style style:name="P95" style:family="paragraph" style:parent-style-name="Standard">
      <style:text-properties officeooo:paragraph-rsid="1018685d"/>
    </style:style>
    <style:style style:name="P96" style:family="paragraph" style:parent-style-name="Standard">
      <style:text-properties officeooo:rsid="1035cc54" officeooo:paragraph-rsid="1035cc54"/>
    </style:style>
    <style:style style:name="P97" style:family="paragraph" style:parent-style-name="Standard">
      <style:text-properties officeooo:paragraph-rsid="10435a16"/>
    </style:style>
    <style:style style:name="P98" style:family="paragraph" style:parent-style-name="Standard">
      <style:text-properties officeooo:rsid="10048e31" officeooo:paragraph-rsid="104e2670"/>
    </style:style>
    <style:style style:name="P99" style:family="paragraph" style:parent-style-name="Footnote">
      <style:text-properties officeooo:paragraph-rsid="106e520e"/>
    </style:style>
    <style:style style:name="P100" style:family="paragraph" style:parent-style-name="Footnote">
      <style:text-properties officeooo:paragraph-rsid="10762a52" fo:background-color="transparent"/>
    </style:style>
    <style:style style:name="P101" style:family="paragraph" style:parent-style-name="Standard">
      <style:text-properties officeooo:paragraph-rsid="1077d862"/>
    </style:style>
    <style:style style:name="P102" style:family="paragraph" style:parent-style-name="Standard">
      <style:text-properties officeooo:paragraph-rsid="107dbf6a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2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0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font-size="10pt" style:font-size-asian="10pt" style:font-size-complex="10pt"/>
    </style:style>
    <style:style style:name="T25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officeooo:rsid="0673d7fc"/>
    </style:style>
    <style:style style:name="T26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6" style:family="text">
      <style:text-properties style:text-line-through-style="none" style:text-line-through-type="none" style:font-name="Liberation Sans" style:text-underline-style="none" officeooo:rsid="0b0f3a36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language="en" fo:country="GB"/>
    </style:style>
    <style:style style:name="T27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officeooo:rsid="0f28d107"/>
    </style:style>
    <style:style style:name="T27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language="en" fo:country="GB" officeooo:rsid="0fed6741"/>
    </style:style>
    <style:style style:name="T274" style:family="text">
      <style:text-properties style:font-name="Liberation Mono" fo:font-size="11pt" style:font-size-asian="11pt" style:font-size-complex="11pt"/>
    </style:style>
    <style:style style:name="T275" style:family="text">
      <style:text-properties style:font-name="Liberation Mono" fo:font-size="8pt" style:font-size-asian="8pt" style:font-size-complex="8pt" loext:padding="0.049cm" loext:border="0.31pt solid #000000"/>
    </style:style>
    <style:style style:name="T27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7" style:family="text">
      <style:text-properties officeooo:rsid="102b859b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officeooo:rsid="1035cc54" style:font-weight-asian="bold" style:font-weight-complex="bold"/>
    </style:style>
    <style:style style:name="T280" style:family="text">
      <style:text-properties fo:font-weight="bold" officeooo:rsid="103b85c2" style:font-weight-asian="bold" style:font-weight-complex="bold"/>
    </style:style>
    <style:style style:name="T281" style:family="text">
      <style:text-properties officeooo:rsid="1035cc54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3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Strong_20_Emphasis"><text:span text:style-name="T170">Checklist for installing</text:span></text:span><text:span text:style-name="T197"> 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T199"><text:note text:id="ftn1" text:note-class="footnote"><text:note-citation>1</text:note-citation><text:note-body><text:p text:style-name="P38"><text:span text:style-name="T286">This </text:span><text:span text:style-name="Strong_20_Emphasis"><text:span text:style-name="T284"><text:user-field-get text:name="Distro">Debian</text:user-field-get></text:span></text:span><text:span text:style-name="T287"><text:s/></text:span><text:span text:style-name="T291"><text:user-field-get text:name="Version">12</text:user-field-get></text:span><text:span text:style-name="T291"><text:s/></text:span><text:span text:style-name="Strong_20_Emphasis"><text:span text:style-name="T285"><text:user-field-get text:name="Edition">Desktop</text:user-field-get></text:span></text:span><text:span text:style-name="T286"><text:s/>(codename </text:span><text:span text:style-name="T288">bookworm</text:span><text:span text:style-name="T286">) from </text:span><text:span text:style-name="T289">June</text:span><text:span text:style-name="T286"> </text:span><text:span text:style-name="Strong_20_Emphasis"><text:span text:style-name="T292"><text:user-field-get text:name="Releaseyear">2023</text:user-field-get></text:span></text:span><text:span text:style-name="T286"><text:s/>is a so-called LTS version (stands for Long-Term Support) and is supported for 5 years until </text:span><text:span text:style-name="T290">June</text:span><text:span text:style-name="T286"> </text:span><text:span text:style-name="T194">202</text:span><text:span text:style-name="T196">8</text:span><text:span text:style-name="T195">.</text:span></text:p></text:note-body></text:note></text:span><text:span text:style-name="T200"><text:s/></text:span><text:span text:style-name="T200"><text:user-field-get text:name="Edition">Desktop</text:user-field-get></text:span><text:span text:style-name="T203">.</text:span></text:p>
      <text:p text:style-name="P53"><text:span text:style-name="Strong_20_Emphasis"><text:span text:style-name="T106"/></text:span></text:p>
      <text:p text:style-name="P53"><text:span text:style-name="Strong_20_Emphasis"><text:span text:style-name="T255">This is a fillable PDF, no printing required.</text:span></text:span></text:p>
      <text:p text:style-name="P57"><text:span text:style-name="Strong_20_Emphasis"><text:span text:style-name="T163"/></text:span></text:p>
      <text:p text:style-name="P55"><text:span text:style-name="T20">Fill in the </text:span><text:span text:style-name="Strong_20_Emphasis"><text:span text:style-name="T256"><text:s/></text:span></text:span><text:span text:style-name="Strong_20_Emphasis"><text:span text:style-name="T25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60"><text:span text:style-name="Definition"><text:span text:style-name="T270">user</text:span></text:span><text:span text:style-name="T213"><text:tab/><text:tab/></text:span><text:span text:style-name="T212"> <text:tab/><text:tab/><text:tab/> </text:span><text:span text:style-name="T214"><draw:control text:anchor-type="as-char" svg:y="-0.4cm" draw:z-index="21" draw:name="Gebruiker 1" draw:style-name="gr2" draw:text-style-name="P109" svg:width="6.4cm" svg:height="0.6cm" draw:control="control20"><svg:title>Gebruiker</svg:title><svg:desc>Volledige naam, bijv. Jan Stek</svg:desc></draw:control></text:span><text:span text:style-name="T214"><text:s text:c="2"/></text:span><text:span text:style-name="T215">[</text:span><text:span text:style-name="T220">F</text:span><text:span text:style-name="T221">ull </text:span><text:span text:style-name="T207">na</text:span><text:span text:style-name="T208">me,</text:span><text:span text:style-name="T207"> </text:span><text:span text:style-name="T208">e.g.</text:span><text:span text:style-name="T207"> </text:span><text:span text:style-name="T209">J</text:span><text:span text:style-name="T224">oh</text:span><text:span text:style-name="T209">n </text:span><text:span text:style-name="T211">Doe</text:span><text:span text:style-name="T223">]</text:span></text:p>
      <text:p text:style-name="P101"><text:span text:style-name="Definition"><text:span text:style-name="T206">USER</text:span></text:span><text:span text:style-name="Definition"><text:span text:style-name="T269">na</text:span></text:span><text:span text:style-name="Definition"><text:span text:style-name="T271">me</text:span></text:span><text:span text:style-name="T205"><text:tab/><text:tab/><text:tab/> </text:span><text:span text:style-name="T205"><draw:control text:anchor-type="as-char" svg:y="-0.4cm" draw:z-index="22" draw:name="Gberuikersnaam 2" draw:style-name="gr2" draw:text-style-name="P109" svg:width="6.4cm" svg:height="0.6cm" draw:control="control21"><svg:title>Gebruikersnaam</svg:title><svg:desc>Korte naam, bijv. jan</svg:desc></draw:control></text:span><text:span text:style-name="T20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60"><text:span text:style-name="Definition"><text:span text:style-name="T269">COMPUTERNA</text:span></text:span><text:span text:style-name="Definition"><text:span text:style-name="T271">me</text:span></text:span><text:span text:style-name="T225"><text:tab/> </text:span><text:span text:style-name="T269"><draw:control text:anchor-type="as-char" svg:y="-0.4cm" draw:z-index="23" draw:name="Computernaam 1" draw:style-name="gr2" draw:text-style-name="P109" svg:width="6.4cm" svg:height="0.6cm" draw:control="control22"><svg:title>Computernaam</svg:title><svg:desc>Unieke naam van de computer</svg:desc></draw:control></text:span><text:span text:style-name="T269"><text:s text:c="2"/></text:span><text:span text:style-name="T228">[</text:span><text:span text:style-name="T232">N</text:span><text:span text:style-name="T226">a</text:span><text:span text:style-name="T229">me of the</text:span><text:span text:style-name="T226"> compute</text:span><text:span text:style-name="T227">r, </text:span><text:span text:style-name="T229">e.g.</text:span><text:span text:style-name="T230"> </text:span><text:span text:style-name="T231">pc02</text:span><text:span text:style-name="T228">]</text:span></text:p>
      <text:p text:style-name="P60"><text:span text:style-name="Definition"><text:span text:style-name="T234">USER</text:span></text:span><text:span text:style-name="T233"><text:tab/><text:tab/></text:span><text:span text:style-name="T212"> <text:tab/><text:tab/><text:tab/> </text:span><text:span text:style-name="T214"><draw:control text:anchor-type="as-char" svg:y="-0.4cm" draw:z-index="24" draw:name="Gebruiker 2" draw:style-name="gr2" draw:text-style-name="P109" svg:width="6.4cm" svg:height="0.6cm" draw:control="control23"><svg:title>Gebruiker</svg:title><svg:desc>Volledige naam, bijv. Jan Stek</svg:desc></draw:control></text:span><text:span text:style-name="T214"><text:s text:c="2"/></text:span><text:span text:style-name="T215">[</text:span><text:span text:style-name="T220">F</text:span><text:span text:style-name="T216">ull </text:span><text:span text:style-name="T217">na</text:span><text:span text:style-name="T218">me</text:span><text:span text:style-name="T217"> possibly </text:span><text:span text:style-name="T222">2</text:span><text:span text:style-name="T247">nd</text:span><text:span text:style-name="T222"> </text:span><text:span text:style-name="T219">user</text:span><text:span text:style-name="T210">]</text:span></text:p>
      <text:p text:style-name="P101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41"><text:tab/><text:tab/><text:tab/> </text:span></text:span><text:span text:style-name="T241"><draw:control text:anchor-type="as-char" svg:y="-0.4cm" draw:z-index="25" draw:name="Gberuikersnaam 1" draw:style-name="gr2" draw:text-style-name="P109" svg:width="6.4cm" svg:height="0.6cm" draw:control="control24"><svg:title>Gebruikersnaam</svg:title><svg:desc>Korte naam, bijv. jan</svg:desc></draw:control></text:span><text:span text:style-name="T241"><text:s text:c="2"/></text:span><text:span text:style-name="T238">[</text:span><text:span text:style-name="T240">U</text:span><text:span text:style-name="T239">ser</text:span><text:span text:style-name="T237"> </text:span><text:span text:style-name="T243">na</text:span><text:span text:style-name="T244">me</text:span><text:span text:style-name="T243"> possibly </text:span><text:span text:style-name="T246">2</text:span><text:span text:style-name="T248">nd</text:span><text:span text:style-name="T246"> </text:span><text:span text:style-name="T245">user</text:span><text:span text:style-name="T242">]</text:span></text:p>
      <text:p text:style-name="P60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9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4"><text:span text:style-name="T261">New installation?</text:span><text:span text:style-name="T263"><text:tab/></text:span><text:span text:style-name="T264"></text:span><text:span text:style-name="T265"><text:tab/>Start at chapter </text:span><text:span text:style-name="T262"><text:bookmark-ref text:reference-format="page" text:ref-name="__RefNumPara__4009_12717081281">2</text:bookmark-ref></text:span><text:span text:style-name="T262"><text:s text:c="2"/></text:span><text:span text:style-name="T262"><text:bookmark-ref text:reference-format="text" text:ref-name="__RefNumPara__4009_12717081281">Perform installation</text:bookmark-ref></text:span><text:span text:style-name="T266">.</text:span></text:p>
      <text:p text:style-name="P56"/>
      <text:p text:style-name="P58"><text:span text:style-name="Strong_20_Emphasis"><text:span text:style-name="T33"/></text:span></text:p>
      <text:list text:style-name="L1">
        <text:list-item>
          <text:p text:style-name="P105"><text:bookmark-start text:name="__RefNumPara__4083_1271708128"/>Prepar<text:span text:style-name="T277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15" draw:name="Vorm 5" draw:style-name="gr1" draw:text-style-name="P108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51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8" draw:name="Vorm4" draw:style-name="gr1" draw:text-style-name="P10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95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75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5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79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79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8" office:value-type="string">
            <text:p text:style-name="P79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3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><draw:control text:anchor-type="as-char" draw:z-index="16" draw:name="Vorm 7" draw:style-name="gr1" draw:text-style-name="P108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2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95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2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4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52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8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3"><draw:control text:anchor-type="as-char" draw:z-index="4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188">Boot the computer from</text:span><text:span text:style-name="T190"><text:note text:id="ftn5" text:note-class="footnote"><text:note-citation>1</text:note-citation><text:note-body><text:p text:style-name="P100"><text:span text:style-name="T120">Boot menu/Setup via one of the </text:span><text:span text:style-name="T121">f</text:span><text:span text:style-name="T120">requently used keys:</text:span> <text:span text:style-name="T276">Esc</text:span><text:span text:style-name="T269">, </text:span><text:span text:style-name="T276">Delete</text:span><text:span text:style-name="T269">, </text:span><text:span text:style-name="T276">F1</text:span><text:span text:style-name="T269">, </text:span><text:span text:style-name="T276">F2</text:span><text:span text:style-name="T269">, </text:span><text:span text:style-name="T276">F9</text:span><text:span text:style-name="T269">, </text:span><text:span text:style-name="T276">F10</text:span><text:span text:style-name="T269">, </text:span><text:span text:style-name="T276">F11</text:span><text:span text:style-name="T269">, </text:span><text:span text:style-name="T273">or </text:span><text:span text:style-name="T276">F12</text:span><text:span text:style-name="T269">.</text:span></text:p></text:note-body></text:note></text:span><text:span text:style-name="T188"> an 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T165"><text:s/></text:span><text:span text:style-name="Strong_20_Emphasis"><text:span text:style-name="T168"><text:user-field-get text:name="Edition">Desktop</text:user-field-get></text:span></text:span><text:span text:style-name="Strong_20_Emphasis"><text:span text:style-name="T168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49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49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9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52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3">karelzimmer.nl/en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90"><text:span text:style-name="Strong_20_Emphasis"><text:span text:style-name="T73"><draw:control text:anchor-type="as-char" draw:z-index="17" draw:name="Vorm4_ 1" draw:style-name="gr1" draw:text-style-name="P10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6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73"><draw:control text:anchor-type="as-char" draw:z-index="10" draw:name="Vorm13_1" draw:style-name="gr1" draw:text-style-name="P10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7" office:value-type="string">
            <text:p text:style-name="P98">When prompted for a password, type '<text:span text:style-name="T274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4"><text:span text:style-name="Strong_20_Emphasis"><text:span text:style-name="T108"><draw:control text:anchor-type="as-char" draw:z-index="20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6">At <text:span text:style-name="T278">Location</text:span>: </text:p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3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81">At</text:span> <text:span text:style-name="T278">Regio</text:span><text:span text:style-name="T280">n</text:span> <text:span text:style-name="T281">choose</text:span> <text:span text:style-name="T278">Europ</text:span><text:span text:style-name="T279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3"><draw:control text:anchor-type="as-char" draw:z-index="5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3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5" office:value-type="string">
            <text:p text:style-name="P81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73"><draw:control text:anchor-type="as-char" draw:z-index="6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8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9"><text:note text:id="ftn8" text:note-class="footnote"><text:note-citation>1</text:note-citation><text:note-body><text:p text:style-name="P37"><text:span text:style-name="T201">The </text:span><text:span text:style-name="T204">Super</text:span><text:span text:style-name="T201"> key is the Windows key, Command key (Apple), or Magnifier key </text:span><text:span text:style-name="T202">(Chromebook)</text:span><text:span text:style-name="T201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73"><draw:control text:anchor-type="as-char" draw:z-index="9" draw:name="Vorm4_1" draw:style-name="gr1" draw:text-style-name="P108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5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5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3"/></text:span></text:p>
          </table:table-cell>
          <table:table-cell table:style-name="_33_._5f_Installatie_5f_afronden.C15" office:value-type="string">
            <text:p text:style-name="P79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6" office:value-type="string">
            <text:p text:style-name="P80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7" office:value-type="string">
            <text:p text:style-name="P80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8" office:value-type="string">
            <text:p text:style-name="P80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0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73"><draw:control text:anchor-type="as-char" draw:z-index="7" draw:name="Vorm33" draw:style-name="gr1" draw:text-style-name="P108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75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2" office:value-type="string">
            <text:p text:style-name="P102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43"/></text:span></text:p>
          </table:table-cell>
          <table:table-cell table:style-name="_33_._5f_Installatie_5f_afronden.C23" office:value-type="string">
            <text:p text:style-name="P77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text:continue-numbering="true" text:style-name="L1">
        <text:list-item>
          <text:p text:style-name="P106"><text:span text:style-name="Strong_20_Emphasis"><text:span text:style-name="T17">P</text:span></text:span><text:span text:style-name="Strong_20_Emphasis"><text:span text:style-name="T254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1" draw:name="Vorm36_0" draw:style-name="gr1" draw:text-style-name="P108" svg:width="0.35cm" svg:height="0.35cm" draw:control="control10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3" draw:name="Vorm36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50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8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73"><draw:control text:anchor-type="as-char" draw:z-index="12" draw:name="Vorm36_2" draw:style-name="gr1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89"><text:span text:style-name="Strong_20_Emphasis"><text:span text:style-name="T73"><draw:control text:anchor-type="as-char" draw:z-index="14" draw:name="Vorm36_ 2" draw:style-name="gr1" draw:text-style-name="P108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72">:</text:span>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10"><text:note text:id="ftn11" text:note-class="footnote"><text:note-citation>2</text:note-citation><text:note-body><text:p text:style-name="P37"><text:span text:style-name="T201">The </text:span><text:span text:style-name="T204">Super</text:span><text:span text:style-name="T201"> key is the Windows key, Command key (Apple), or Magnifier key </text:span><text:span text:style-name="T202">(Chromebook)</text:span><text:span text:style-name="T201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6"><text:span text:style-name="T169">End of checklist,</text:span><text:span text:style-name="T167"> </text:span><text:span text:style-name="T167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6"><text:s/></text:span></text:span><text:span text:style-name="Strong_20_Emphasis"><text:span text:style-name="T168"><text:user-field-get text:name="Edition">Desktop</text:user-field-get></text:span></text:span><text:span text:style-name="Strong_20_Emphasis"><text:span text:style-name="T168"><text:s/></text:span></text:span><text:span text:style-name="Strong_20_Emphasis"><text:span text:style-name="T169">installation is complete.</text:span></text:span></text:p>
      <text:p text:style-name="P51"/>
      <text:p text:style-name="P61"><text:span text:style-name="Emphasis"><text:span text:style-name="T259">Written</text:span></text:span><text:span text:style-name="Emphasis"><text:span text:style-name="T258"> </text:span></text:span><text:span text:style-name="Emphasis"><text:span text:style-name="T259">by</text:span></text:span><text:span text:style-name="Emphasis"><text:span text:style-name="T25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3">Karel Zimmer</text:span></text:span></text:a><text:span text:style-name="Emphasis"><text:span text:style-name="T260">.</text:span></text:span></text:p>
      <text:p text:style-name="P62"><text:span text:style-name="Emphasis"><text:span text:style-name="T267">C</text:span></text:span><text:span text:style-name="Emphasis"><text:span text:style-name="T268">C0</text:span></text:span><text:span text:style-name="Emphasis"><text:span text:style-name="T260"> 1.0 </text:span></text:span><text:span text:style-name="Emphasis"><text:span text:style-name="T283">Universal</text:span></text:span><text:span text:style-name="Emphasis"><text:span text:style-name="T282"> </text:span></text:span><text:span text:style-name="Emphasis"><text:span text:style-name="T28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03T09:25:30.180411622">03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09:25:30.025870903</dc:date>
    <meta:keyword>Installatie</meta:keyword>
    <meta:keyword>Checklist</meta:keyword>
    <meta:keyword>Linux</meta:keyword>
    <meta:editing-cycles>6964</meta:editing-cycles>
    <meta:editing-duration>P12DT8H44M39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2" meta:word-count="654" meta:character-count="4042" meta:non-whitespace-character-count="3429"/>
    <meta:user-defined meta:name="Info 1"/>
    <meta:user-defined meta:name="Info 2"/>
    <meta:user-defined meta:name="Info 3"/>
    <meta:user-defined meta:name="Info 4"/>
  </office:meta>
</office:document-meta>
</file>